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118.8pt"/>
    </style:style>
    <style:style style:name="co3" style:family="table-column">
      <style:table-column-properties fo:break-before="auto" style:column-width="73.19pt"/>
    </style:style>
    <style:style style:name="co4" style:family="table-column">
      <style:table-column-properties fo:break-before="auto" style:column-width="149.41pt"/>
    </style:style>
    <style:style style:name="co5" style:family="table-column">
      <style:table-column-properties fo:break-before="auto" style:column-width="215.4pt"/>
    </style:style>
    <style:style style:name="co6" style:family="table-column">
      <style:table-column-properties fo:break-before="auto" style:column-width="78.01pt"/>
    </style:style>
    <style:style style:name="co7" style:family="table-column">
      <style:table-column-properties fo:break-before="auto" style:column-width="121.21pt"/>
    </style:style>
    <style:style style:name="co8" style:family="table-column">
      <style:table-column-properties fo:break-before="auto" style:column-width="51.59pt"/>
    </style:style>
    <style:style style:name="co9" style:family="table-column">
      <style:table-column-properties fo:break-before="auto" style:column-width="71.4pt"/>
    </style:style>
    <style:style style:name="co10" style:family="table-column">
      <style:table-column-properties fo:break-before="auto" style:column-width="209.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5pt" fo:break-before="auto" style:use-optimal-row-height="true"/>
    </style:style>
    <style:style style:name="ta1" style:family="table" style:master-page-name="PageStyle_5f_Bill_20_of_20_Materials_20__28_BOM_29_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language="ca" fo:country="ES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 style:data-style-name="N129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 style:data-style-name="N129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129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5" style:family="table-cell" style:parent-style-name="Default" style:data-style-name="N129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6" style:family="table-cell" style:parent-style-name="Default" style:data-style-name="N129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 style:data-style-name="N129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Bill of Materials (BOM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1"/>
        <table:table-column table:style-name="co9" table:default-cell-style-name="ce15"/>
        <table:table-column table:style-name="co10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Bill Of Materials for Team 8 Solar Tester</text:p>
          </table:table-cell>
          <table:table-cell table:style-name="ce1" table:number-columns-repeated="7"/>
          <table:table-cell table:style-name="ce10"/>
          <table:table-cell table:style-name="ce14"/>
          <table:table-cell table:style-name="ce5"/>
          <table:table-cell table:number-columns-repeated="1013"/>
        </table:table-row>
        <table:table-row table:style-name="ro1">
          <table:table-cell table:style-name="ce1" office:value-type="string" calcext:value-type="string">
            <text:p>source file: team8_solar_tester.sch</text:p>
          </table:table-cell>
          <table:table-cell table:style-name="ce1" table:number-columns-repeated="5"/>
          <table:table-cell table:style-name="ce5"/>
          <table:table-cell table:style-name="ce1"/>
          <table:table-cell table:style-name="ce10"/>
          <table:table-cell table:style-name="ce14"/>
          <table:table-cell table:style-name="ce5"/>
          <table:table-cell table:number-columns-repeated="1013"/>
        </table:table-row>
        <table:table-row table:style-name="ro1">
          <table:table-cell table:style-name="ce1" office:value-type="string" calcext:value-type="string">
            <text:p>Last modified: 20-NOV-2018</text:p>
          </table:table-cell>
          <table:table-cell table:style-name="ce1" table:number-columns-repeated="7"/>
          <table:table-cell table:style-name="ce10"/>
          <table:table-cell table:style-name="ce14"/>
          <table:table-cell table:style-name="ce5"/>
          <table:table-cell table:number-columns-repeated="1013"/>
        </table:table-row>
        <table:table-row table:style-name="ro1">
          <table:table-cell table:style-name="ce1" office:value-type="string" calcext:value-type="string">
            <text:p>PCB version: 1.0</text:p>
          </table:table-cell>
          <table:table-cell table:style-name="ce1"/>
          <table:table-cell table:style-name="ce5" office:value-type="string" calcext:value-type="string">
            <text:p>P/DNP =</text:p>
          </table:table-cell>
          <table:table-cell table:style-name="ce5" office:value-type="string" calcext:value-type="string">
            <text:p>Place/Do Not Place component</text:p>
          </table:table-cell>
          <table:table-cell table:style-name="ce5"/>
          <table:table-cell table:style-name="ce1" table:number-columns-repeated="3"/>
          <table:table-cell table:style-name="ce10"/>
          <table:table-cell table:style-name="ce14"/>
          <table:table-cell table:style-name="ce5"/>
          <table:table-cell table:number-columns-repeated="1013"/>
        </table:table-row>
        <table:table-row table:style-name="ro1">
          <table:table-cell table:style-name="ce1" office:value-type="string" calcext:value-type="string">
            <text:p>BOM revision: 1.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3"/>
          <table:table-cell table:style-name="ce10"/>
          <table:table-cell table:style-name="ce14"/>
          <table:table-cell table:style-name="ce5"/>
          <table:table-cell table:number-columns-repeated="1013"/>
        </table:table-row>
        <table:table-row table:style-name="ro2">
          <table:table-cell table:style-name="ce1" table:number-columns-repeated="8"/>
          <table:table-cell table:style-name="ce10"/>
          <table:table-cell table:style-name="ce14"/>
          <table:table-cell table:style-name="ce5"/>
          <table:table-cell table:number-columns-repeated="1013"/>
        </table:table-row>
        <table:table-row table:style-name="ro1"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art References</text:p>
          </table:table-cell>
          <table:table-cell table:style-name="ce6" office:value-type="string" calcext:value-type="string">
            <text:p>P/DNP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 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. PN</text:p>
          </table:table-cell>
          <table:table-cell table:style-name="ce10" office:value-type="string" office:string-value="Cost Ea." calcext:value-type="string">
            <text:p><text:s/>Cost Ea. </text:p>
          </table:table-cell>
          <table:table-cell table:style-name="ce14" office:value-type="string" office:string-value="Cost Ext." calcext:value-type="string">
            <text:p><text:s/>Cost Ext. </text:p>
          </table:table-cell>
          <table:table-cell table:style-name="ce1" office:value-type="string" calcext:value-type="string">
            <text:p>Notes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1, C2, C5, C6, C7, C12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7BB104</text:p>
          </table:table-cell>
          <table:table-cell office:value-type="string" calcext:value-type="string">
            <text:p>0.1uF 10% 16V 0603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C603KRX7R7BB104</text:p>
          </table:table-cell>
          <table:table-cell office:value-type="currency" office:value="0.12" calcext:value-type="currency">
            <text:p>$0.12 </text:p>
          </table:table-cell>
          <table:table-cell table:formula="of:=[.A8]*[.I8]" office:value-type="currency" office:value="0.72" calcext:value-type="currency">
            <text:p>$0.72 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8, C13, C14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7BB105</text:p>
          </table:table-cell>
          <table:table-cell office:value-type="string" calcext:value-type="string">
            <text:p>1uF 10% 16V 0603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C603KRX7R7BB105</text:p>
          </table:table-cell>
          <table:table-cell office:value-type="currency" office:value="0.21" calcext:value-type="currency">
            <text:p>$0.21 </text:p>
          </table:table-cell>
          <table:table-cell table:formula="of:=[.A9]*[.I9]" office:value-type="currency" office:value="0.63" calcext:value-type="currency">
            <text:p>$0.63 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0K4GACAUTO</text:p>
          </table:table-cell>
          <table:table-cell office:value-type="string" calcext:value-type="string">
            <text:p>22pF 10% 16V 0603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603C220K4GAUTO</text:p>
          </table:table-cell>
          <table:table-cell office:value-type="currency" office:value="0.28" calcext:value-type="currency">
            <text:p>$0.28 </text:p>
          </table:table-cell>
          <table:table-cell table:formula="of:=[.A10]*[.I10]" office:value-type="currency" office:value="0.56" calcext:value-type="currency">
            <text:p>$0.56 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urata </text:p>
          </table:table-cell>
          <table:table-cell office:value-type="string" calcext:value-type="string">
            <text:p>GRM21BC81C106KE15L</text:p>
          </table:table-cell>
          <table:table-cell office:value-type="string" calcext:value-type="string">
            <text:p>10uF 10% 16V 0805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21BC81C106KE5L</text:p>
          </table:table-cell>
          <table:table-cell office:value-type="currency" office:value="0.3" calcext:value-type="currency">
            <text:p>$0.30 </text:p>
          </table:table-cell>
          <table:table-cell table:formula="of:=[.A11]*[.I11]" office:value-type="currency" office:value="0.6" calcext:value-type="currency">
            <text:p>$0.60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JB1A226M085AC</text:p>
          </table:table-cell>
          <table:table-cell office:value-type="string" calcext:value-type="string">
            <text:p>22uF 20% 10V 0805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2012JB1A226M08C</text:p>
          </table:table-cell>
          <table:table-cell office:value-type="currency" office:value="0.7" calcext:value-type="currency">
            <text:p>$0.70 </text:p>
          </table:table-cell>
          <table:table-cell table:formula="of:=[.A12]*[.I12]" office:value-type="currency" office:value="0.7" calcext:value-type="currency">
            <text:p>$0.70 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12, R1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0 ohm 5% 1/10W 0603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RC0603JR-070RL</text:p>
          </table:table-cell>
          <table:table-cell office:value-type="currency" office:value="0.1" calcext:value-type="currency">
            <text:p>$0.10 </text:p>
          </table:table-cell>
          <table:table-cell table:formula="of:=[.A13]*[.I13]" office:value-type="currency" office:value="0.2" calcext:value-type="currency">
            <text:p>$0.20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4" office:value-type="string" calcext:value-type="string">
            <text:p>P</text:p>
          </table:table-cell>
          <table:table-cell table:style-name="Default" office:value-type="string" calcext:value-type="string">
            <text:p>Yageo</text:p>
          </table:table-cell>
          <table:table-cell table:style-name="Default" office:value-type="string" calcext:value-type="string">
            <text:p>RL1210FR-070R1L</text:p>
          </table:table-cell>
          <table:table-cell office:value-type="string" calcext:value-type="string">
            <text:p>0.1 ohm 1% 1/2W 1210 resistor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603-RL1210FR070R1L</text:p>
          </table:table-cell>
          <table:table-cell office:value-type="currency" office:value="0.68" calcext:value-type="currency">
            <text:p>$0.68 </text:p>
          </table:table-cell>
          <table:table-cell table:formula="of:=[.A14]*[.I14]" office:value-type="currency" office:value="0.68" calcext:value-type="currency">
            <text:p>$0.68 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Q-100-D</text:p>
          </table:table-cell>
          <table:table-cell office:value-type="string" calcext:value-type="string">
            <text:p>10 ohm 0.5% 1/16W 0603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0816Q-100D</text:p>
          </table:table-cell>
          <table:table-cell office:value-type="currency" office:value="0.1" calcext:value-type="currency">
            <text:p>$0.10 </text:p>
          </table:table-cell>
          <table:table-cell table:formula="of:=[.A15]*[.I15]" office:value-type="currency" office:value="0.2" calcext:value-type="currency">
            <text:p>$0.20 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22 ohm 1% 1/10W 0603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RC0603FR-0722RL</text:p>
          </table:table-cell>
          <table:table-cell office:value-type="currency" office:value="0.1" calcext:value-type="currency">
            <text:p>$0.10 </text:p>
          </table:table-cell>
          <table:table-cell table:formula="of:=[.A16]*[.I16]" office:value-type="currency" office:value="0.2" calcext:value-type="currency">
            <text:p>$0.20 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8, R16, R17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1K ohm 1% 1/10W 0603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RC0603FR-071KL</text:p>
          </table:table-cell>
          <table:table-cell office:value-type="currency" office:value="0.1" calcext:value-type="currency">
            <text:p>$0.10 </text:p>
          </table:table-cell>
          <table:table-cell table:formula="of:=[.A17]*[.I17]" office:value-type="currency" office:value="0.3" calcext:value-type="currency">
            <text:p>$0.30 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4.7K ohm 1% 1/10W 0603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RC0603FR-074K7L</text:p>
          </table:table-cell>
          <table:table-cell office:value-type="currency" office:value="0.1" calcext:value-type="currency">
            <text:p>$0.10 </text:p>
          </table:table-cell>
          <table:table-cell table:formula="of:=[.A18]*[.I18]" office:value-type="currency" office:value="0.2" calcext:value-type="currency">
            <text:p>$0.20 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4, R5, R6, R7, R9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10K ohm 1% 1/10W 0603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RC0603FR-0710KL</text:p>
          </table:table-cell>
          <table:table-cell office:value-type="currency" office:value="0.1" calcext:value-type="currency">
            <text:p>$0.10 </text:p>
          </table:table-cell>
          <table:table-cell table:formula="of:=[.A19]*[.I19]" office:value-type="currency" office:value="0.5" calcext:value-type="currency">
            <text:p>$0.50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PZ1608D300BTD25</text:p>
          </table:table-cell>
          <table:table-cell office:value-type="string" calcext:value-type="string">
            <text:p>Ferrite Bead 0603 30ohms 1800mA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MPZ1608D300BTD25</text:p>
          </table:table-cell>
          <table:table-cell office:value-type="currency" office:value="0.1" calcext:value-type="currency">
            <text:p>$0.10 </text:p>
          </table:table-cell>
          <table:table-cell table:formula="of:=[.A20]*[.I20]" office:value-type="currency" office:value="0.1" calcext:value-type="currency">
            <text:p>$0.10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R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53YJ502MR10</text:p>
          </table:table-cell>
          <table:table-cell office:value-type="string" calcext:value-type="string">
            <text:p>5K ohm <text:s/>TS53 5K trimm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2-TS53YJ-5K</text:p>
          </table:table-cell>
          <table:table-cell office:value-type="currency" office:value="1.29" calcext:value-type="currency">
            <text:p>$1.29 </text:p>
          </table:table-cell>
          <table:table-cell table:formula="of:=[.A21]*[.I21]" office:value-type="currency" office:value="1.29" calcext:value-type="currency">
            <text:p>$1.29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0805L050WR</text:p>
          </table:table-cell>
          <table:table-cell office:value-type="string" calcext:value-type="string">
            <text:p>Polyfuse PPTC 0.50A 6V 080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6-0805L050</text:p>
          </table:table-cell>
          <table:table-cell office:value-type="currency" office:value="2.55" calcext:value-type="currency">
            <text:p>$2.55 </text:p>
          </table:table-cell>
          <table:table-cell table:formula="of:=[.A22]*[.I22]" office:value-type="currency" office:value="2.55" calcext:value-type="currency">
            <text:p>$2.55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160-18-30B-AGN-TR</text:p>
          </table:table-cell>
          <table:table-cell office:value-type="string" calcext:value-type="string">
            <text:p>16MHz 25ppm 18pF Crystal 5x3.2m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20-160-18-30B-AGNT</text:p>
          </table:table-cell>
          <table:table-cell office:value-type="currency" office:value="0.58" calcext:value-type="currency">
            <text:p>$0.58 </text:p>
          </table:table-cell>
          <table:table-cell table:formula="of:=[.A23]*[.I23]" office:value-type="currency" office:value="0.58" calcext:value-type="currency">
            <text:p>$0.58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MU</text:p>
          </table:table-cell>
          <table:table-cell office:value-type="string" calcext:value-type="string">
            <text:p>AVR MCU USB 32K Flash QFN4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56-ATMEGA32U4-MU</text:p>
          </table:table-cell>
          <table:table-cell office:value-type="currency" office:value="4.1" calcext:value-type="currency">
            <text:p>$4.10 </text:p>
          </table:table-cell>
          <table:table-cell table:formula="of:=[.A24]*[.I24]" office:value-type="currency" office:value="4.1" calcext:value-type="currency">
            <text:p>$4.10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NA219BIDR</text:p>
          </table:table-cell>
          <table:table-cell office:value-type="string" calcext:value-type="string">
            <text:p>Current &amp; Power Monitor SOIC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INA219BIDR</text:p>
          </table:table-cell>
          <table:table-cell office:value-type="currency" office:value="2.34" calcext:value-type="currency">
            <text:p>$2.34 </text:p>
          </table:table-cell>
          <table:table-cell table:formula="of:=[.A25]*[.I25]" office:value-type="currency" office:value="2.34" calcext:value-type="currency">
            <text:p>$2.34 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FQP30N06L</text:p>
          </table:table-cell>
          <table:table-cell office:value-type="string" calcext:value-type="string">
            <text:p>MOSFET 60V N-Channel QFET Logic Leve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FQP30N06L</text:p>
          </table:table-cell>
          <table:table-cell office:value-type="currency" office:value="1.22" calcext:value-type="currency">
            <text:p>$1.22 </text:p>
          </table:table-cell>
          <table:table-cell table:formula="of:=[.A26]*[.I26]" office:value-type="currency" office:value="2.44" calcext:value-type="currency">
            <text:p>$2.44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60BS75000</text:p>
          </table:table-cell>
          <table:table-cell office:value-type="string" calcext:value-type="string">
            <text:p>0603 Blue 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150060BS75000</text:p>
          </table:table-cell>
          <table:table-cell office:value-type="currency" office:value="0.16" calcext:value-type="currency">
            <text:p>$0.16 </text:p>
          </table:table-cell>
          <table:table-cell table:formula="of:=[.A27]*[.I27]" office:value-type="currency" office:value="0.16" calcext:value-type="currency">
            <text:p>$0.16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0603 Green 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150060GS75000</text:p>
          </table:table-cell>
          <table:table-cell office:value-type="currency" office:value="0.14" calcext:value-type="currency">
            <text:p>$0.14 </text:p>
          </table:table-cell>
          <table:table-cell table:formula="of:=[.A28]*[.I28]" office:value-type="currency" office:value="0.14" calcext:value-type="currency">
            <text:p>$0.14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10104110-0001LF</text:p>
          </table:table-cell>
          <table:table-cell table:style-name="ce8" office:value-type="string" calcext:value-type="string">
            <text:p>Micro USB Type B Receptacl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10104110-0001LF</text:p>
          </table:table-cell>
          <table:table-cell office:value-type="currency" office:value="0.76" calcext:value-type="currency">
            <text:p>$0.76 </text:p>
          </table:table-cell>
          <table:table-cell table:formula="of:=[.A29]*[.I29]" office:value-type="currency" office:value="0.76" calcext:value-type="currency">
            <text:p>$0.76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TE Connectivity </text:p>
          </table:table-cell>
          <table:table-cell office:value-type="string" calcext:value-type="string">
            <text:p>2-1825910-7</text:p>
          </table:table-cell>
          <table:table-cell office:value-type="string" calcext:value-type="string">
            <text:p>Tactile Switch 6MM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06-2-1825910-7</text:p>
          </table:table-cell>
          <table:table-cell office:value-type="currency" office:value="0.13" calcext:value-type="currency">
            <text:p>$0.13 </text:p>
          </table:table-cell>
          <table:table-cell table:formula="of:=[.A30]*[.I30]" office:value-type="currency" office:value="0.13" calcext:value-type="currency">
            <text:p>$0.13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J3+J4</text:p>
          </table:table-cell>
          <table:table-cell table:style-name="ce4" office:value-type="string" calcext:value-type="string">
            <text:p>P</text:p>
          </table:table-cell>
          <table:table-cell table:style-name="Default" office:value-type="string" calcext:value-type="string">
            <text:p>Pomona</text:p>
          </table:table-cell>
          <table:table-cell table:style-name="ce7" office:value-type="float" office:value="6883" calcext:value-type="float">
            <text:p>6883</text:p>
          </table:table-cell>
          <table:table-cell office:value-type="string" calcext:value-type="string">
            <text:p>Red and Black Binding Post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65-6883</text:p>
          </table:table-cell>
          <table:table-cell office:value-type="currency" office:value="3.69" calcext:value-type="currency">
            <text:p>$3.69 </text:p>
          </table:table-cell>
          <table:table-cell table:formula="of:=[.A31]*[.I31]" office:value-type="currency" office:value="3.69" calcext:value-type="currency">
            <text:p>$3.69 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2</text:p>
          </table:table-cell>
          <table:table-cell table:style-name="ce4" office:value-type="string" calcext:value-type="string">
            <text:p>DN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0-89-7061</text:p>
          </table:table-cell>
          <table:table-cell office:value-type="string" calcext:value-type="string">
            <text:p>2X3 .1” head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10-89-7061</text:p>
          </table:table-cell>
          <table:table-cell office:value-type="currency" office:value="0.39" calcext:value-type="currency">
            <text:p>$0.39 </text:p>
          </table:table-cell>
          <table:table-cell table:formula="of:=[.A32]*[.I32]" office:value-type="currency" office:value="0" calcext:value-type="currency">
            <text:p>$- 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11</text:p>
          </table:table-cell>
          <table:table-cell table:style-name="ce4" office:value-type="string" calcext:value-type="string">
            <text:p>DN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0-89-7081</text:p>
          </table:table-cell>
          <table:table-cell office:value-type="string" calcext:value-type="string">
            <text:p>2X4 .1” head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10-89-7081</text:p>
          </table:table-cell>
          <table:table-cell office:value-type="currency" office:value="0.52" calcext:value-type="currency">
            <text:p>$0.52 </text:p>
          </table:table-cell>
          <table:table-cell table:formula="of:=[.A33]*[.I33]" office:value-type="currency" office:value="0" calcext:value-type="currency">
            <text:p>$- 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" office:value-type="string" calcext:value-type="string">
            <text:p>TOTAL COST:</text:p>
          </table:table-cell>
          <table:table-cell table:style-name="ce12"/>
          <table:table-cell table:style-name="ce16" table:formula="of:=SUM([.J8:.J33])" office:value-type="currency" office:value="23.77" calcext:value-type="currency">
            <text:p>$23.77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er #</text:p>
          </table:table-cell>
          <table:table-cell table:style-name="ce5" office:value-type="string" calcext:value-type="string">
            <text:p>Changed in version</text:p>
          </table:table-cell>
          <table:table-cell table:style-name="ce5" table:number-columns-repeated="6"/>
          <table:table-cell table:style-name="ce13"/>
          <table:table-cell table:style-name="ce17"/>
          <table:table-cell table:style-name="ce5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nitial BOM.</text:p>
          </table:table-cell>
          <table:table-cell table:style-name="ce5" table:number-columns-repeated="6"/>
          <table:table-cell table:style-name="ce13"/>
          <table:table-cell table:style-name="ce17"/>
          <table:table-cell table:style-name="ce5"/>
          <table:table-cell table:number-columns-repeated="1013"/>
        </table:table-row>
        <table:table-row table:style-name="ro4">
          <table:table-cell table:style-name="ce3"/>
          <table:table-cell table:style-name="ce5" table:number-columns-repeated="7"/>
          <table:table-cell table:style-name="ce13"/>
          <table:table-cell table:style-name="ce17"/>
          <table:table-cell table:style-name="ce5"/>
          <table:table-cell table:number-columns-repeated="1013"/>
        </table:table-row>
        <table:table-row table:style-name="ro4" table:number-rows-repeated="5">
          <table:table-cell table:style-name="ce4"/>
          <table:table-cell table:number-columns-repeated="1023"/>
        </table:table-row>
        <table:table-row table:style-name="ro4" table:number-rows-repeated="1048511">
          <table:table-cell table:number-columns-repeated="1024"/>
        </table:table-row>
        <table:table-row table:style-name="ro4" table:number-rows-repeated="14">
          <table:table-cell table:number-columns-repeated="8"/>
          <table:table-cell table:style-name="ce2" table:number-columns-repeated="2"/>
          <table:table-cell table:number-columns-repeated="1014"/>
        </table:table-row>
        <table:table-row table:style-name="ro3" table:number-rows-repeated="8">
          <table:table-cell table:number-columns-repeated="8"/>
          <table:table-cell table:style-name="ce2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2" table:number-columns-repeated="2"/>
          <table:table-cell table:number-columns-repeated="1014"/>
        </table:table-row>
        <table:named-expressions>
          <table:named-expression table:name="_xlnm.Print_Area" table:base-cell-address="$'Bill of Materials (BOM)'.$A$1" table:expression="#REF!"/>
          <table:named-expression table:name="_xlnm.Sheet_Title" table:base-cell-address="$'Bill of Materials (BOM)'.$A$1" table:expression="&quot;Bill of Materials (BOM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119.99pt" fo:margin-bottom="119.99pt" fo:margin-left="72pt" fo:margin-right="72pt" style:print-page-order="ttb" style:first-page-number="continue" style:scale-to="100%" style:writing-mode="lr-tb" style:print="annotations 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6:37:41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ll_20_of_20_Materials_20__28_BOM_29_" style:display-name="PageStyle_Bill of Materials (BOM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6:41:23.355000000</dc:date>
    <meta:creation-date>2017-10-12T16:00:34</meta:creation-date>
    <meta:initial-creator>Nathan</meta:initial-creator>
    <meta:generator>LibreOffice/5.2.1.2$Windows_x86 LibreOffice_project/31dd62db80d4e60af04904455ec9c9219178d620</meta:generator>
    <meta:editing-duration>PT1H48M57S</meta:editing-duration>
    <meta:editing-cycles>14</meta:editing-cycles>
    <meta:document-statistic meta:table-count="1" meta:cell-count="284" meta:object-count="0"/>
    <meta:user-defined meta:name="AppVersion">1.124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